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Liberation Serif" svg:font-family="&quot;Liberation Serif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13"/>
    <style:style style:name="ce11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4" style:family="table-cell" style:parent-style-name="Default" style:data-style-name="N1"/>
    <style:style style:name="ce15" style:family="table-cell" style:parent-style-name="Default" style:data-style-name="N36"/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18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22" style:family="table-cell" style:parent-style-name="Pourcentage" style:data-style-name="N13"/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ce25" style:family="table-cell" style:parent-style-name="Percent" style:data-style-name="N13"/>
    <style:style style:name="ce26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2"/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ext-properties style:font-name="Arial1" style:font-name-asian="Arial1" style:font-name-complex="Arial1" fo:font-size="8pt" style:font-size-asian="8pt" style:font-size-complex="8pt"/>
    </style:style>
    <style:style style:name="ce33" style:family="table-cell" style:parent-style-name="Percent" style:data-style-name="N0"/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5.875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29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8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30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30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Iout max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8">
            <text:p>Rendement</text:p>
          </table:table-cell>
          <table:table-cell office:value-type="percentage" office:value="0.92" table:style-name="ce10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0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ResADC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w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Hz</text:p>
          </table:table-cell>
          <table:table-cell office:value-type="string" table:style-name="ce3">
            <text:p>Fréquence de découpage du MO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9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1">
          <table:table-cell office:value-type="string" table:style-name="ce11">
            <text:p>Vin max</text:p>
          </table:table-cell>
          <table:table-cell office:value-type="float" office:value="55.000000000000007" table:formula="of:=[.B7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Divider ratio</text:p>
          </table:table-cell>
          <table:table-cell office:value-type="float" office:value="16.666666666666671" table:formula="of:=[.B22]/[.B24]" table:style-name="ce14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tot</text:p>
          </table:table-cell>
          <table:table-cell office:value-type="float" office:value="110.00000000000001" table:formula="of:=[.B22]/[.B23]*1000" table:style-name="ce1">
            <text:p>110</text:p>
          </table:table-cell>
          <table:table-cell office:value-type="string" table:style-name="ce3">
            <text:p>k<text:span text:style-name="T3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2</text:p>
          </table:table-cell>
          <table:table-cell office:value-type="float" office:value="103.40000000000002" table:formula="of:=[.B26]-[.B28]" table:style-name="ce1">
            <text:p>103,4</text:p>
          </table:table-cell>
          <table:table-cell office:value-type="string" table:style-name="ce3">
            <text:p>k<text:span text:style-name="T3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1</text:p>
          </table:table-cell>
          <table:table-cell office:value-type="float" office:value="6.5999999999999988" table:formula="of:=[.B26]/[.B25]" table:style-name="ce15">
            <text:p>6,6</text:p>
          </table:table-cell>
          <table:table-cell office:value-type="string" table:style-name="ce3">
            <text:p>k<text:span text:style-name="T3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3">Ω</text:span></text:p>
          </table:table-cell>
          <table:table-cell office:value-type="string" table:number-columns-spanned="1" table:number-rows-spanned="2" table:style-name="ce30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3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3">
            <text:p>Vin max</text:p>
          </table:table-cell>
          <table:table-cell office:value-type="float" office:value="56.525806451612901" table:formula="of:=[.B24]*([.B29]+[.B30])/[.B30]" table:style-name="ce15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diss</text:p>
          </table:table-cell>
          <table:table-cell office:value-type="float" office:value="30.086316337148801" table:formula="of:=[.B31]*[.B31]/([.B30]+[.B29])" table:style-name="ce14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NbcountsADC</text:p>
          </table:table-cell>
          <table:table-cell office:value-type="float" office:value="4096" table:formula="of:=2^[.B17]" table:style-name="ce1">
            <text:p>4096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13.800245715725806" table:formula="of:=[.B31]/[.B33]*1000" table:style-name="ce14">
            <text:p>14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9">
            <text:p>Mesure courant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13">
            <text:p>I max</text:p>
          </table:table-cell>
          <table:table-cell office:value-type="float" office:value="10" table:formula="of:=[.B13]*10/9" table:style-name="ce1">
            <text:p>10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Rshunt</text:p>
          </table:table-cell>
          <table:table-cell office:value-type="float" office:value="6" table:style-name="ce1">
            <text:p>6</text:p>
          </table:table-cell>
          <table:table-cell office:value-type="string" table:style-name="ce16">
            <text:p>m<text:span text:style-name="T4">Ω</text:span></text:p>
          </table:table-cell>
          <table:table-cell office:value-type="string" table:style-name="ce3">
            <text:p>Coisi pour un bon ratio entre Vshunt et Pshunt</text:p>
          </table:table-cell>
          <table:table-cell office:value-type="string" table:style-name="ce17">
            <text:p>WSL20106L000FEA18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Vshunt</text:p>
          </table:table-cell>
          <table:table-cell office:value-type="float" office:value="60" table:formula="of:=[.B40]*[.B39]" table:style-name="ce14">
            <text:p>6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shunt</text:p>
          </table:table-cell>
          <table:table-cell office:value-type="float" office:value="486" table:formula="of:=[.B40]*[.B13]*[.B13]" table:style-name="ce14">
            <text:p>486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Amp gain max</text:p>
          </table:table-cell>
          <table:table-cell office:value-type="float" office:value="55" table:formula="of:=3.3/[.B41]*1000" table:style-name="ce1">
            <text:p>55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Amp gain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R1</text:p>
          </table:table-cell>
          <table:table-cell office:value-type="float" office:value="100" table:style-name="ce1">
            <text:p>100</text:p>
          </table:table-cell>
          <table:table-cell office:value-type="string" table:style-name="ce18">
            <text:p>Ω</text:p>
          </table:table-cell>
          <table:table-cell office:value-type="string" table:style-name="ce3">
            <text:p>Résistance gain LTC6101, high side (set for 1mA output current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R2</text:p>
          </table:table-cell>
          <table:table-cell office:value-type="float" office:value="5.0999999999999996" table:formula="of:=[.B45]*[.B44]/1000" table:style-name="ce1">
            <text:p>5,1</text:p>
          </table:table-cell>
          <table:table-cell office:value-type="string" table:style-name="ce18">
            <text:p>kΩ</text:p>
          </table:table-cell>
          <table:table-cell office:value-type="string" table:style-name="ce3">
            <text:p>Résistance gain LTC6101, low sid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Vmeas max</text:p>
          </table:table-cell>
          <table:table-cell office:value-type="float" office:value="3.06" table:formula="of:=[.B44]*[.B41]/1000" table:style-name="ce1">
            <text:p>3,06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Resolution</text:p>
          </table:table-cell>
          <table:table-cell office:value-type="float" office:value="2.6328890931372548" table:formula="of:=[.B24]/[.B33]*([.B39]/[.B47])*1000" table:style-name="ce15">
            <text:p>2,6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9">
            <text:p>L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20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office:value-type="string" table:style-name="ce19">
            <text:p><text:span text:style-name="T5">Δ</text:span>I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dans l'inductance ma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1">
            <text:p>Vin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Vout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Ton</text:p>
          </table:table-cell>
          <table:table-cell office:value-type="float" office:value="5" table:formula="of:=([.B58])*1/([.B18]/1000)" table:style-name="ce1">
            <text:p>5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N du MO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Toff</text:p>
          </table:table-cell>
          <table:table-cell office:value-type="float" office:value="5" table:formula="of:=1/[.B18]*1000-[.B56]" table:style-name="ce1">
            <text:p>5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FF du MO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DutyCycle</text:p>
          </table:table-cell>
          <table:table-cell office:value-type="percentage" office:value="0.5" table:formula="of:=[.B55]/[.B54]" table:style-name="ce22">
            <text:p>50%</text:p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9">
            <text:p>Lmin</text:p>
          </table:table-cell>
          <table:table-cell office:value-type="float" office:value="120" table:formula="of:=(([.B54]-[.B55])/([.B53]/1000))*[.B56]" table:style-name="ce1">
            <text:p>12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Lmax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office:value-type="string" table:style-name="ce3">
            <text:p>On veux une inductance de maximum 200µ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1">
            <text:p>Lchose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µH</text:p>
          </table:table-cell>
          <table:table-cell table:style-name="ce3"/>
          <table:table-cell office:value-type="string" table:style-name="ce17">
            <text:p>1140-121K-RC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DCR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Ω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ΔI</text:p>
          </table:table-cell>
          <table:table-cell office:value-type="float" office:value="1000" table:formula="of:=(([.B54]-[.B55])/[.B61]*1000)*[.B56]" table:style-name="ce1">
            <text:p>10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réelle<text:s/>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number-rows-repeated="2" table:style-name="ro1">
          <table:table-cell table:style-name="ce20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style-name="ce20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9">
            <text:p>Cin</text:p>
          </table:table-cell>
          <table:covered-table-cell table:number-columns-repeated="3"/>
          <table:table-cell table:number-columns-repeated="16380" table:style-name="ce1"/>
        </table:table-row>
        <table:table-row table:number-rows-repeated="2" table:style-name="ro2">
          <table:table-cell table:number-columns-repeated="4" table:style-name="ce7"/>
          <table:table-cell table:number-columns-repeated="16380" table:style-name="ce1"/>
        </table:table-row>
        <table:table-row table:style-name="ro2">
          <table:table-cell table:style-name="ce7"/>
          <table:table-cell office:value-type="float" office:value="100" table:style-name="ce31">
            <text:p>100</text:p>
          </table:table-cell>
          <table:table-cell office:value-type="string" table:style-name="ce31">
            <text:p>uF</text:p>
          </table:table-cell>
          <table:table-cell table:style-name="ce31"/>
          <table:table-cell office:value-type="string" table:style-name="ce32">
            <text:p>EEVFK1K101Q</text:p>
          </table:table-cell>
          <table:table-cell table:number-columns-repeated="16379"/>
        </table:table-row>
        <table:table-row table:style-name="ro2">
          <table:table-cell table:style-name="ce7"/>
          <table:table-cell office:value-type="float" office:value="50" table:style-name="ce31">
            <text:p>50</text:p>
          </table:table-cell>
          <table:table-cell office:value-type="string" table:style-name="ce31">
            <text:p>mA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table:style-name="ce7"/>
          <table:table-cell office:value-type="float" office:value="320" table:style-name="ce31">
            <text:p>320</text:p>
          </table:table-cell>
          <table:table-cell office:value-type="string" table:style-name="ce1">
            <text:p>mΩ</text:p>
          </table:table-cell>
          <table:table-cell table:style-name="ce7"/>
          <table:table-cell table:number-columns-repeated="16380" table:style-name="ce1"/>
        </table:table-row>
        <table:table-row table:number-rows-repeated="2" table:style-name="ro2">
          <table:table-cell table:style-name="ce7"/>
          <table:table-cell table:number-columns-repeated="2" table:style-name="ce31"/>
          <table:table-cell table:style-name="ce7"/>
          <table:table-cell table:number-columns-repeated="16380" table:style-name="ce1"/>
        </table:table-row>
        <table:table-row table:style-name="ro3">
          <table:table-cell table:number-columns-repeated="4" table:style-name="ce7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9">
            <text:p>Cout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Δ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V</text:p>
          </table:table-cell>
          <table:table-cell office:value-type="string" table:style-name="ce3">
            <text:p>Desired ripple voltage at the out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9">
            <text:p>C</text:p>
          </table:table-cell>
          <table:table-cell office:value-type="float" office:value="10" table:formula="of:=[.B63]*(1/[.B18])*0.5/[.B79]" table:style-name="ce1">
            <text:p>10</text:p>
          </table:table-cell>
          <table:table-cell office:value-type="string" table:style-name="ce1">
            <text:p>µF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1">
            <text:p>C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µF</text:p>
          </table:table-cell>
          <table:table-cell office:value-type="string" table:style-name="ce3">
            <text:p>Prendre en compte le courant RMS</text:p>
          </table:table-cell>
          <table:table-cell office:value-type="string" table:style-name="ce1">
            <text:p>100ZLJ220M12.5X25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ESR C choisi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Ω</text:p>
          </table:table-cell>
          <table:table-cell table:style-name="ce3"/>
          <table:table-cell office:value-type="string" table:style-name="ce1">
            <text:p>C'est le plus petit condo en stock avec le bon Irms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Δvout réel</text:p>
          </table:table-cell>
          <table:table-cell office:value-type="float" office:value="6.2727272727272729E-2" table:formula="of:=([.B63]/10^6)*[.B82]+(([.B63]/1000)*(1/[.B18])*0.5)/([.B81]/1000)" table:style-name="ce1">
            <text:p>0,062727273</text:p>
          </table:table-cell>
          <table:table-cell office:value-type="string" table:style-name="ce1">
            <text:p>V</text:p>
          </table:table-cell>
          <table:table-cell office:value-type="string" table:style-name="ce3">
            <text:p>ΔI*ESRC+(ΔI*(1/Fsw)*0,5)/C</text:p>
          </table:table-cell>
          <table:table-cell table:number-columns-repeated="16380" table:style-name="ce1"/>
        </table:table-row>
        <table:table-row table:number-rows-repeated="4" table:style-name="ro2">
          <table:table-cell table:style-name="ce2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table:style-name="ce2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9">
            <text:p>MO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4">
            <text:p>Rdso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Ω</text:p>
          </table:table-cell>
          <table:table-cell table:style-name="ce3"/>
          <table:table-cell office:value-type="string" table:style-name="ce24">
            <text:p>IRFB4115PBF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Qc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nC</text:p>
          </table:table-cell>
          <table:table-cell office:value-type="string" table:style-name="ce3">
            <text:p>Gate char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Dmax</text:p>
          </table:table-cell>
          <table:table-cell office:value-type="percentage" office:value="0.66666666666666663" table:formula="of:=24/36" table:style-name="ce25">
            <text:p>67%</text:p>
          </table:table-cell>
          <table:table-cell table:style-name="ce1"/>
          <table:table-cell office:value-type="string" table:style-name="ce3">
            <text:p>Max duty cycle (Vin=36V, vout=24V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8">
            <text:p>Pstat</text:p>
          </table:table-cell>
          <table:table-cell office:value-type="float" office:value="0.59400000000000008" table:formula="of:=[.B93]*[.B91]/1000*[.B13]*[.B13]" table:style-name="ce1">
            <text:p>0,594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Duty(mos)*Iout²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8">
            <text:p>Pdyn</text:p>
          </table:table-cell>
          <table:table-cell table:style-name="ce1"/>
          <table:table-cell office:value-type="string" table:style-name="ce1">
            <text:p>W</text:p>
          </table:table-cell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26">
            <text:p>R<text:span text:style-name="T6">θJA<text:s/></text:span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ambi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6">
            <text:p>R<text:span text:style-name="T6">θJC</text:span></text:p>
          </table:table-cell>
          <table:table-cell office:value-type="float" office:value="0.9" table:formula="of:=0.4+0.5" table:style-name="ce1">
            <text:p>0,9</text:p>
          </table:table-cell>
          <table:table-cell office:value-type="string" table:style-name="ce1">
            <text:p>°C/W</text:p>
          </table:table-cell>
          <table:table-cell office:value-type="string" table:style-name="ce3">
            <text:p>Junction to sink, greas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8">
            <text:p>Tj</text:p>
          </table:table-cell>
          <table:table-cell office:value-type="float" office:value="61.828000000000003" table:formula="of:=25+[.B96]*[.B94]" table:style-name="ce14">
            <text:p>62</text:p>
          </table:table-cell>
          <table:table-cell office:value-type="string" table:style-name="ce1">
            <text:p>°C</text:p>
          </table:table-cell>
          <table:table-cell office:value-type="string" table:style-name="ce3">
            <text:p>Junction, static power &amp; no heatsink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table:style-name="ce2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9">
            <text:p>Diode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3">
            <text:p>Dmin</text:p>
          </table:table-cell>
          <table:table-cell office:value-type="percentage" office:value="0.25" table:formula="of:=12/48" table:style-name="ce25">
            <text:p>25%</text:p>
          </table:table-cell>
          <table:table-cell table:style-name="ce1"/>
          <table:table-cell office:value-type="string" table:style-name="ce34">
            <text:p>Min duty cycle (Vin=48V, Vout=12V)</text:p>
          </table:table-cell>
          <table:table-cell office:value-type="string" table:style-name="ce35">
            <text:p>STPS30L60C</text:p>
          </table:table-cell>
          <table:table-cell table:number-columns-repeated="16379"/>
        </table:table-row>
        <table:table-row table:style-name="ro1">
          <table:table-cell office:value-type="string" table:style-name="ce36">
            <text:p>If(av)</text:p>
          </table:table-cell>
          <table:table-cell office:value-type="float" office:value="6.75" table:formula="of:=[.B13]*(1-[.B103])" table:style-name="ce33">
            <text:p>6,75</text:p>
          </table:table-cell>
          <table:table-cell office:value-type="string" table:style-name="ce1">
            <text:p>A</text:p>
          </table:table-cell>
          <table:table-cell office:value-type="string" table:style-name="ce34">
            <text:p>Average forward current</text:p>
          </table:table-cell>
          <table:table-cell table:style-name="ce35"/>
          <table:table-cell table:number-columns-repeated="16379"/>
        </table:table-row>
        <table:table-row table:style-name="ro1">
          <table:table-cell office:value-type="string" table:style-name="ce37">
            <text:p>Vf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mV</text:p>
          </table:table-cell>
          <table:table-cell office:value-type="string" table:style-name="ce34">
            <text:p>Forward voltage @ Imax</text:p>
          </table:table-cell>
          <table:table-cell table:style-name="ce35"/>
          <table:table-cell table:number-columns-repeated="16379"/>
        </table:table-row>
        <table:table-row table:style-name="ro1">
          <table:table-cell office:value-type="string" table:style-name="ce38">
            <text:p>Pstat</text:p>
          </table:table-cell>
          <table:table-cell office:value-type="float" office:value="2.855" table:formula="of:=[.B104]*[.B105]/1000+0.02*[.B63]*[.B63]/10^6" table:style-name="ce27">
            <text:p>2,86</text:p>
          </table:table-cell>
          <table:table-cell office:value-type="string" table:style-name="ce1">
            <text:p>W</text:p>
          </table:table-cell>
          <table:table-cell office:value-type="string" table:style-name="ce35">
            <text:p>P = Vf x I<text:span text:style-name="T2">F(AV)+ 0.02 x IF²(RMS)</text:span></text:p>
          </table:table-cell>
          <table:table-cell table:style-name="ce35"/>
          <table:table-cell table:number-columns-repeated="16379"/>
        </table:table-row>
        <table:table-row table:style-name="ro1">
          <table:table-cell office:value-type="string" table:style-name="ce26">
            <text:p>R<text:span text:style-name="T6">θJA<text:s/></text:span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°C/W</text:p>
          </table:table-cell>
          <table:table-cell office:value-type="string" table:style-name="ce34">
            <text:p>Junction to ambient, for 2,5cm² 35µ copper area, D²PAK</text:p>
          </table:table-cell>
          <table:table-cell office:value-type="string" table:style-name="ce35">
            <text:p>(35°C/W for 7,5cm² copper)</text:p>
          </table:table-cell>
          <table:table-cell table:number-columns-repeated="16379"/>
        </table:table-row>
        <table:table-row table:style-name="ro1">
          <table:table-cell office:value-type="string" table:style-name="ce38">
            <text:p>Tj</text:p>
          </table:table-cell>
          <table:table-cell office:value-type="float" office:value="139.19999999999999" table:formula="of:=25+[.B107]*[.B106]" table:style-name="ce14">
            <text:p>139</text:p>
          </table:table-cell>
          <table:table-cell office:value-type="string" table:style-name="ce1">
            <text:p>°C</text:p>
          </table:table-cell>
          <table:table-cell office:value-type="string" table:style-name="ce34">
            <text:p>Junction, static power &amp; no heatsink</text:p>
          </table:table-cell>
          <table:table-cell table:style-name="ce35"/>
          <table:table-cell table:number-columns-repeated="16379"/>
        </table:table-row>
        <table:table-row table:style-name="ro1">
          <table:table-cell office:value-type="string" table:style-name="ce9">
            <text:p>Cj</text:p>
          </table:table-cell>
          <table:table-cell office:value-type="float" office:value="0.6" table:style-name="ce1">
            <text:p>0,6</text:p>
          </table:table-cell>
          <table:table-cell office:value-type="string" table:style-name="ce1">
            <text:p>nF</text:p>
          </table:table-cell>
          <table:table-cell office:value-type="string" table:style-name="ce34">
            <text:p>Junction capacitance @ 30V reverse</text:p>
          </table:table-cell>
          <table:table-cell table:style-name="ce35"/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4" table:number-rows-spanned="1" table:style-name="ce29">
            <text:p>Pertes statiqu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style-name="ce23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office:value-type="string" table:style-name="ce13">
            <text:p>Diode</text:p>
          </table:table-cell>
          <table:table-cell office:value-type="float" office:value="2.855" table:formula="of:=[.B106]" table:style-name="ce27">
            <text:p>2,86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MOS</text:p>
          </table:table-cell>
          <table:table-cell office:value-type="float" office:value="0.59400000000000008" table:formula="of:=[.B94]" table:style-name="ce27">
            <text:p>0,59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Current sense</text:p>
          </table:table-cell>
          <table:table-cell office:value-type="float" office:value="0.48599999999999999" table:formula="of:=[.B42]/1000" table:style-name="ce27">
            <text:p>0,49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Voltage sense</text:p>
          </table:table-cell>
          <table:table-cell office:value-type="float" office:value="6.0172632674297601E-2" table:formula="of:=2*[.B32]/1000" table:style-name="ce27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L</text:p>
          </table:table-cell>
          <table:table-cell office:value-type="float" office:value="2.2679999999999998" table:formula="of:=[.B62]*[.B13]/1000*[.B13]" table:style-name="ce27">
            <text:p>2,27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²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C</text:p>
          </table:table-cell>
          <table:table-cell office:value-type="float" office:value="0.04" table:formula="of:=[.B82]*[.B63]*[.B63]/10^9" table:style-name="ce27">
            <text:p>0,04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²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onso µC</text:p>
          </table:table-cell>
          <table:table-cell office:value-type="float" office:value="0" table:style-name="ce27">
            <text:p>0,0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Total static</text:p>
          </table:table-cell>
          <table:table-cell office:value-type="float" office:value="6.3031726326742969" table:formula="of:=SUM([.B113:.B119])" table:style-name="ce27">
            <text:p>6,3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3">
            <text:p>Static Eff</text:p>
          </table:table-cell>
          <table:table-cell office:value-type="percentage" office:value="0.96944703975106972" table:formula="of:=[.B10]/([.B121]+[.B10])" table:style-name="ce28">
            <text:p>96,9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9">
            <text:p>Pertes dynamiqu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4">
          <table:table-cell office:value-type="string" table:style-name="ce13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MOS</text:p>
          </table:table-cell>
          <table:table-cell office:value-type="float" office:value="0" table:formula="of:=[.B95]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4">
          <table:table-cell office:value-type="string" table:style-name="ce13">
            <text:p>Total dyn</text:p>
          </table:table-cell>
          <table:table-cell office:value-type="float" office:value="0" table:formula="of:=SUM([.B127:.B129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loss</text:p>
          </table:table-cell>
          <table:table-cell office:value-type="float" office:value="6.3031726326742969" table:formula="of:=[.B131]+[.B121]" table:style-name="ce27">
            <text:p>6,3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Total eff</text:p>
          </table:table-cell>
          <table:table-cell office:value-type="percentage" office:value="0.96944703975106972" table:formula="of:=[.B10]/([.B132]+[.B10])" table:style-name="ce28">
            <text:p>96,9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048441" table:style-name="ro5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1" svg:font-family="Arial1"/>
    <style:font-face style:name="Liberation Serif" svg:font-family="&quot;Liberation Serif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1" style:font-name-asian="Arial1" style:font-name-complex="Arial1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1" style:font-name-asian="Arial1" style:font-name-complex="Arial1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style:font-name="Arial1" style:font-name-asian="Arial1" style:font-name-complex="Arial1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style:font-name="Arial1" style:font-name-asian="Arial1" style:font-name-complex="Arial1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/>
    <style:style style:name="Pourcentag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style:font-name="Arial1" style:font-name-asian="Arial1" style:font-name-complex="Arial1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User</dc:creator>
    <meta:creation-date>2020-10-07T15:59:49Z</meta:creation-date>
    <dc:date>2020-11-03T07:57:50Z</dc:date>
    <meta:editing-cycles>12</meta:editing-cycles>
    <meta:editing-duration>PT0S</meta:editing-duration>
  </office:meta>
</office:document-meta>
</file>